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1" svg:font-family="Arial"/>
    <style:font-face style:name="monospace" svg:font-family="monospace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table:align="left" style:writing-mode="lr-tb"/>
    </style:style>
    <style:style style:name="Таблица2.A" style:family="table-column">
      <style:table-column-properties style:column-width="7.523cm"/>
    </style:style>
    <style:style style:name="Таблица2.B" style:family="table-column">
      <style:table-column-properties style:column-width="4.297cm"/>
    </style:style>
    <style:style style:name="Таблица2.C" style:family="table-column">
      <style:table-column-properties style:column-width="5.562cm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ed372"/>
    </style:style>
    <style:style style:name="P3" style:family="paragraph" style:parent-style-name="Standard"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fo:font-size="14pt" officeooo:paragraph-rsid="0020846b" style:font-size-asian="14pt" style:font-size-complex="14pt"/>
    </style:style>
    <style:style style:name="P7" style:family="paragraph" style:parent-style-name="Standard">
      <style:text-properties fo:font-size="14pt" officeooo:rsid="0010dd8f" officeooo:paragraph-rsid="0010dd8f" style:font-size-asian="14pt" style:font-size-complex="14pt"/>
    </style:style>
    <style:style style:name="P8" style:family="paragraph" style:parent-style-name="Standard">
      <style:text-properties fo:font-size="14pt" officeooo:rsid="0013959f" officeooo:paragraph-rsid="0013959f" style:font-size-asian="14pt" style:font-size-complex="14pt"/>
    </style:style>
    <style:style style:name="P9" style:family="paragraph" style:parent-style-name="Standard">
      <style:text-properties fo:font-size="14pt" officeooo:rsid="0014c50a" officeooo:paragraph-rsid="0014c50a" style:font-size-asian="14pt" style:font-size-complex="14pt"/>
    </style:style>
    <style:style style:name="P10" style:family="paragraph" style:parent-style-name="Standard">
      <style:paragraph-properties fo:line-height="150%"/>
      <style:text-properties fo:font-variant="normal" fo:text-transform="none" fo:color="#000000" style:font-name="Times New Roman" fo:font-size="14pt" fo:font-style="normal" style:font-size-asian="14pt" style:font-size-complex="14pt"/>
    </style:style>
    <style:style style:name="P11" style:family="paragraph" style:parent-style-name="Standard">
      <style:text-properties fo:color="#000000"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00" fo:font-size="14pt" officeooo:rsid="000d5eb7" officeooo:paragraph-rsid="000d5eb7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fo:font-size="14pt" officeooo:rsid="000f205f" officeooo:paragraph-rsid="000f205f" style:font-size-asian="14pt" style:font-size-complex="14pt"/>
    </style:style>
    <style:style style:name="P19" style:family="paragraph" style:parent-style-name="Standard">
      <style:paragraph-properties fo:line-height="150%"/>
      <style:text-properties fo:color="#000000" fo:font-size="14pt" officeooo:rsid="0020846b" officeooo:paragraph-rsid="0020846b" style:font-size-asian="14pt" style:font-size-complex="14pt"/>
    </style:style>
    <style:style style:name="P20" style:family="paragraph" style:parent-style-name="Standard">
      <style:paragraph-properties style:snap-to-layout-grid="false"/>
      <style:text-properties fo:color="#000000" fo:font-size="14pt" fo:language="en" fo:country="US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center" style:justify-single-word="false" fo:break-before="page"/>
      <style:text-properties officeooo:paragraph-rsid="001ed372"/>
    </style:style>
    <style:style style:name="P23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officeooo:paragraph-rsid="0010dd8f" style:font-size-asian="14pt" style:font-size-complex="14pt"/>
    </style:style>
    <style:style style:name="P26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0f205f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0f205f" officeooo:paragraph-rsid="000f205f" style:font-size-asian="14pt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b95c2" officeooo:paragraph-rsid="001b95c2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984c4" officeooo:paragraph-rsid="001984c4" style:font-size-asian="14pt" style:font-size-complex="14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4c50a" officeooo:paragraph-rsid="0014c50a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officeooo:rsid="0014c50a" officeooo:paragraph-rsid="0019f60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officeooo:paragraph-rsid="0011e079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3959f" officeooo:paragraph-rsid="0013959f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3959f" officeooo:paragraph-rsid="0013d564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officeooo:rsid="0013d564" officeooo:paragraph-rsid="0013d564" style:font-size-asian="14pt" style:font-weight-asian="normal" style:font-size-complex="14pt" style:font-weight-complex="normal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orphans="2" fo:widows="2" fo:text-indent="1.3cm" style:auto-text-indent="false" style:page-number="auto" fo:background-color="transparent" style:writing-mode="lr-tb"/>
      <style:text-properties fo:font-size="14pt" officeooo:paragraph-rsid="0010dd8f" style:font-size-asian="14pt" style:font-size-complex="14pt"/>
    </style:style>
    <style:style style:name="P42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3746a" officeooo:paragraph-rsid="0011e079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>
      <style:paragraph-properties fo:margin-left="0cm" fo:margin-right="0.3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4578d" officeooo:paragraph-rsid="0011e079" style:font-name-asian="Times New Roman1" style:font-size-asian="14pt" style:font-weight-asian="normal" style:font-name-complex="Times New Roman1" style:font-size-complex="14pt" style:font-weight-complex="normal"/>
    </style:style>
    <style:style style:name="P44" style:family="paragraph" style:parent-style-name="Standard">
      <style:paragraph-properties fo:margin-left="0cm" fo:margin-right="0.3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bold" officeooo:rsid="0011e079" officeooo:paragraph-rsid="0011e079" style:font-name-asian="Times New Roman1" style:font-size-asian="14pt" style:font-weight-asian="bold" style:font-name-complex="Times New Roman1" style:font-size-complex="14pt" style:font-weight-complex="bold"/>
    </style:style>
    <style:style style:name="P45" style:family="paragraph" style:parent-style-name="Standard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style:font-name="Times New Roman" fo:font-size="14pt" officeooo:rsid="0023746a" officeooo:paragraph-rsid="0011e079" style:font-size-asian="14pt" style:font-size-complex="14pt"/>
    </style:style>
    <style:style style:name="P46" style:family="paragraph" style:parent-style-name="Heading_20_1">
      <style:paragraph-properties fo:break-before="pag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Heading_20_1">
      <style:paragraph-properties fo:break-before="pag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Heading_20_2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49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5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51" style:family="paragraph" style:parent-style-name="Preformatted_20_Text">
      <style:paragraph-properties fo:margin-left="0cm" fo:margin-right="0cm" fo:line-height="150%" fo:text-align="justify" style:justify-single-word="false" fo:orphans="2" fo:widows="2" fo:text-indent="1.251cm" style:auto-text-indent="false"/>
      <style:text-properties fo:font-variant="normal" fo:text-transform="none" fo:color="#000000" style:font-name="Times New Roman" fo:font-size="14pt" fo:letter-spacing="normal" fo:font-weight="normal" officeooo:rsid="0013d564" officeooo:paragraph-rsid="0013d564" style:font-size-asian="14pt" style:font-weight-asian="normal" style:font-size-complex="14pt" style:font-weight-complex="normal"/>
    </style:style>
    <style:style style:name="P52" style:family="paragraph" style:parent-style-name="Preformatted_20_Text">
      <style:paragraph-properties fo:margin-left="0cm" fo:margin-right="0.3cm" fo:margin-top="0cm" fo:margin-bottom="0.055cm" loext:contextual-spacing="false" fo:line-height="0.882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1e079" style:font-size-asian="14pt" style:font-size-complex="14pt"/>
    </style:style>
    <style:style style:name="P53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0707c" officeooo:paragraph-rsid="0011e079" style:font-name-asian="Times New Roman1" style:font-size-asian="14pt" style:font-weight-asian="normal" style:font-name-complex="Times New Roman1" style:font-size-complex="14pt" style:font-weight-complex="normal"/>
    </style:style>
    <style:style style:name="P54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1e079" officeooo:paragraph-rsid="0013959f" style:font-name-asian="Times New Roman1" style:font-size-asian="14pt" style:font-weight-asian="bold" style:font-name-complex="Times New Roman1" style:font-size-complex="14pt" style:font-weight-complex="bold"/>
    </style:style>
    <style:style style:name="P55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3959f" officeooo:paragraph-rsid="0013959f" style:font-name-asian="Times New Roman1" style:font-size-asian="14pt" style:font-weight-asian="bold" style:font-name-complex="Times New Roman1" style:font-size-complex="14pt" style:font-weight-complex="bold"/>
    </style:style>
    <style:style style:name="P56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paragraph-rsid="0010dd8f" style:font-name-asian="Times New Roman1" style:font-size-asian="14pt" style:font-weight-asian="bold" style:font-name-complex="Times New Roman1" style:font-size-complex="14pt" style:font-weight-complex="bold"/>
    </style:style>
    <style:style style:name="P57" style:family="paragraph" style:parent-style-name="Preformatted_20_Text">
      <style:paragraph-properties fo:margin-left="0cm" fo:margin-right="0.3cm" fo:margin-top="0cm" fo:margin-bottom="0.055cm" loext:contextual-spacing="false" fo:line-height="106%" fo:orphans="2" fo:widows="2" fo:text-indent="0cm" style:auto-text-indent="false">
        <style:tab-stops>
          <style:tab-stop style:position="0cm"/>
        </style:tab-stops>
      </style:paragraph-properties>
      <style:text-properties fo:color="#000000" style:font-name="Times New Roman" fo:font-size="14pt" officeooo:paragraph-rsid="0010dd8f" style:font-size-asian="14pt" style:font-size-complex="14pt"/>
    </style:style>
    <style:style style:name="P58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1e079" style:font-size-asian="14pt" style:font-size-complex="14pt"/>
    </style:style>
    <style:style style:name="P59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3959f" style:font-size-asian="14pt" style:font-size-complex="14pt"/>
    </style:style>
    <style:style style:name="P60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fo:font-style="normal" fo:font-weight="normal" officeooo:paragraph-rsid="0010dd8f" style:font-size-asian="14pt" style:font-size-complex="14pt"/>
    </style:style>
    <style:style style:name="P61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1e079" style:font-size-asian="14pt" style:font-size-complex="14pt"/>
    </style:style>
    <style:style style:name="P62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3959f" style:font-size-asian="14pt" style:font-size-complex="14pt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0dd8f" style:font-size-asian="14pt" style:font-size-complex="14pt"/>
    </style:style>
    <style:style style:name="P64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65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4c50a" style:font-size-asian="14pt" style:font-size-complex="14pt"/>
    </style:style>
    <style:style style:name="P66" style:family="paragraph" style:parent-style-name="Preformatted_20_Text">
      <style:paragraph-properties fo:orphans="2" fo:widows="2"/>
      <style:text-properties fo:font-variant="normal" fo:text-transform="none" fo:color="#000000" style:font-name="Times New Roman" fo:font-size="14pt" fo:letter-spacing="normal" officeooo:paragraph-rsid="00163db5" style:font-size-asian="14pt" style:font-size-complex="14pt"/>
    </style:style>
    <style:style style:name="P67" style:family="paragraph" style:parent-style-name="Preformatted_20_Text">
      <style:paragraph-properties fo:orphans="2" fo:widows="2"/>
      <style:text-properties style:font-name="Times New Roman" fo:font-size="14pt" officeooo:paragraph-rsid="0011e079" style:font-size-asian="14pt" style:font-size-complex="14pt"/>
    </style:style>
    <style:style style:name="P68" style:family="paragraph" style:parent-style-name="Preformatted_20_Text">
      <style:paragraph-properties fo:orphans="2" fo:widows="2"/>
      <style:text-properties style:font-name="Times New Roman" fo:font-size="14pt" officeooo:paragraph-rsid="0013959f" style:font-size-asian="14pt" style:font-size-complex="14pt"/>
    </style:style>
    <style:style style:name="P69" style:family="paragraph" style:parent-style-name="Preformatted_20_Text">
      <style:paragraph-properties fo:orphans="2" fo:widows="2"/>
      <style:text-properties style:font-name="Times New Roman" fo:font-size="14pt" officeooo:paragraph-rsid="0010dd8f" style:font-size-asian="14pt" style:font-size-complex="14pt"/>
    </style:style>
    <style:style style:name="P70" style:family="paragraph" style:parent-style-name="Preformatted_20_Text">
      <style:paragraph-properties fo:orphans="2" fo:widows="2"/>
      <style:text-properties style:font-name="Times New Roman" fo:font-size="14pt" style:font-size-asian="14pt" style:font-size-complex="14pt"/>
    </style:style>
    <style:style style:name="P71" style:family="paragraph" style:parent-style-name="Preformatted_20_Text">
      <style:paragraph-properties fo:margin-left="0cm" fo:margin-right="0cm" fo:line-height="150%" fo:text-indent="0cm" style:auto-text-indent="false"/>
      <style:text-properties fo:color="#000000" fo:font-size="14pt" style:font-size-asian="14pt" style:font-size-complex="14pt"/>
    </style:style>
    <style:style style:name="P72" style:family="paragraph" style:parent-style-name="Preformatted_20_Text">
      <style:paragraph-properties fo:margin-left="0cm" fo:margin-right="0cm" fo:line-height="150%" fo:text-indent="0cm" style:auto-text-indent="false"/>
      <style:text-properties fo:color="#000000" fo:font-size="14pt" officeooo:paragraph-rsid="0014c50a" style:font-size-asian="14pt" style:font-size-complex="14pt"/>
    </style:style>
    <style:style style:name="P73" style:family="paragraph" style:parent-style-name="Preformatted_20_Text">
      <style:paragraph-properties fo:margin-left="0cm" fo:margin-right="0cm" fo:margin-top="0cm" fo:margin-bottom="0.055cm" loext:contextual-spacing="false" fo:line-height="0.499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1e079" officeooo:paragraph-rsid="0011e079" style:font-size-asian="14pt" style:font-size-complex="14pt"/>
    </style:style>
    <style:style style:name="P74" style:family="paragraph" style:parent-style-name="Preformatted_20_Text">
      <style:paragraph-properties fo:margin-left="0cm" fo:margin-right="0cm" fo:margin-top="0cm" fo:margin-bottom="0.055cm" loext:contextual-spacing="false" fo:line-height="0.7cm" fo:text-align="start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1e079" officeooo:paragraph-rsid="0011e079" style:font-size-asian="14pt" style:font-size-complex="14pt"/>
    </style:style>
    <style:style style:name="P75" style:family="paragraph" style:parent-style-name="Preformatted_20_Text">
      <style:paragraph-properties fo:margin-top="0cm" fo:margin-bottom="0.499cm" loext:contextual-spacing="false" fo:orphans="2" fo:widows="2"/>
      <style:text-properties fo:color="#800080" fo:font-size="14pt" fo:font-weight="normal" style:font-size-asian="14pt" style:font-size-complex="14pt"/>
    </style:style>
    <style:style style:name="P7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paragraph-rsid="0019f608" style:font-size-asian="14pt" style:font-size-complex="14pt"/>
    </style:style>
    <style:style style:name="P7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63db5" officeooo:paragraph-rsid="00163db5" style:font-size-asian="14pt" style:font-size-complex="14pt"/>
    </style:style>
    <style:style style:name="P7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63db5" officeooo:paragraph-rsid="0019f608" style:font-size-asian="14pt" style:font-size-complex="14pt"/>
    </style:style>
    <style:style style:name="P8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984c4" officeooo:paragraph-rsid="0019f608" style:font-size-asian="14pt" style:font-size-complex="14pt"/>
    </style:style>
    <style:style style:name="P8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Times New Roman" fo:font-size="14pt" fo:letter-spacing="normal" fo:font-style="normal" fo:font-weight="normal" officeooo:rsid="0019f608" officeooo:paragraph-rsid="0019f608" style:font-size-asian="14pt" style:font-size-complex="14pt"/>
    </style:style>
    <style:style style:name="P82" style:family="paragraph" style:parent-style-name="LO-Normal">
      <style:paragraph-properties fo:margin-left="0cm" fo:margin-right="0.3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6ea48" officeooo:paragraph-rsid="0013959f" style:font-size-asian="14pt" style:font-size-complex="14pt"/>
    </style:style>
    <style:style style:name="P83" style:family="paragraph" style:parent-style-name="LO-Normal">
      <style:paragraph-properties fo:margin-left="0cm" fo:margin-right="0cm" fo:margin-top="0cm" fo:margin-bottom="0.055cm" loext:contextual-spacing="false" fo:line-height="106%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25f5ce" officeooo:paragraph-rsid="0013959f" style:font-size-asian="14pt" style:font-size-complex="14pt"/>
    </style:style>
    <style:style style:name="P84" style:family="paragraph" style:parent-style-name="LO-Normal">
      <style:paragraph-properties fo:margin-left="0cm" fo:margin-right="0cm" fo:margin-top="0cm" fo:margin-bottom="0.055cm" loext:contextual-spacing="false" fo:line-height="106%" fo:orphans="2" fo:widows="2" fo:text-indent="1cm" style:auto-text-indent="false">
        <style:tab-stops>
          <style:tab-stop style:position="0cm"/>
        </style:tab-stops>
      </style:paragraph-properties>
      <style:text-properties fo:font-variant="normal" fo:text-transform="none" fo:color="#000000" style:font-name="Times New Roman" fo:font-size="14pt" fo:letter-spacing="normal" fo:language="en" fo:country="US" fo:font-style="italic" fo:font-weight="bold" officeooo:rsid="0013959f" officeooo:paragraph-rsid="0013959f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85" style:family="paragraph" style:parent-style-name="Contents_20_1">
      <style:paragraph-properties>
        <style:tab-stops>
          <style:tab-stop style:position="16.933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6.933cm" style:type="right" style:leader-style="dotted" style:leader-text="."/>
        </style:tab-stops>
      </style:paragraph-properties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dd8f" style:font-weight-asian="bold" style:font-weight-complex="bold"/>
    </style:style>
    <style:style style:name="T4" style:family="text">
      <style:text-properties fo:font-weight="bold" officeooo:rsid="000c63d9" style:font-weight-asian="bold"/>
    </style:style>
    <style:style style:name="T5" style:family="text">
      <style:text-properties fo:text-transform="uppercase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8" style:family="text">
      <style:text-properties fo:text-transform="uppercase" fo:color="#000000" fo:font-size="14pt" style:font-size-asian="14pt" style:font-size-complex="14pt"/>
    </style:style>
    <style:style style:name="T9" style:family="text">
      <style:text-properties fo:text-transform="uppercase" officeooo:rsid="0013959f"/>
    </style:style>
    <style:style style:name="T10" style:family="text">
      <style:text-properties fo:text-transform="uppercase" officeooo:rsid="0014c50a"/>
    </style:style>
    <style:style style:name="T11" style:family="text">
      <style:text-properties fo:text-transform="uppercase" style:font-name="Times New Roman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text-transform="uppercase" style:font-name="Times New Roman" fo:font-style="normal" fo:font-weight="bold" officeooo:rsid="0013959f" style:font-style-asian="normal" style:font-weight-asian="bold" style:font-style-complex="normal" style:font-weight-complex="bold"/>
    </style:style>
    <style:style style:name="T13" style:family="text">
      <style:text-properties fo:text-transform="uppercase" style:font-name="Times New Roman" fo:font-size="14pt" fo:font-style="normal" fo:font-weight="bold" officeooo:rsid="0020846b" style:font-size-asian="12.25pt" style:font-style-asian="normal" style:font-weight-asian="bold" style:font-size-complex="14pt" style:font-style-complex="normal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variant="normal" fo:text-transform="none" style:font-name="Arial1" fo:font-style="normal" officeooo:rsid="000f205f"/>
    </style:style>
    <style:style style:name="T17" style:family="text">
      <style:text-properties fo:font-variant="normal" fo:text-transform="none" fo:color="#000000" fo:font-size="14pt" style:font-size-asian="14pt" style:font-size-complex="14pt"/>
    </style:style>
    <style:style style:name="T18" style:family="text">
      <style:text-properties fo:font-variant="normal" fo:text-transform="none" fo:color="#000000" fo:font-size="14pt" officeooo:rsid="000d5eb7" style:font-size-asian="14pt" style:font-size-complex="14pt"/>
    </style:style>
    <style:style style:name="T19" style:family="text">
      <style:text-properties fo:font-variant="normal" fo:text-transform="none" fo:color="#000000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20" style:family="text">
      <style:text-properties fo:font-variant="normal" fo:text-transform="none" fo:color="#000000" fo:letter-spacing="normal" fo:language="en" fo:country="US" fo:font-style="normal" fo:font-weight="normal" officeooo:rsid="00127ae5" style:font-name-asian="Times New Roman1" style:font-weight-asian="normal" style:font-name-complex="Times New Roman1" style:font-weight-complex="normal"/>
    </style:style>
    <style:style style:name="T21" style:family="text">
      <style:text-properties fo:font-variant="normal" fo:text-transform="none" fo:color="#000000" fo:letter-spacing="normal" fo:language="en" fo:country="US" fo:font-style="normal" fo:font-weight="normal" officeooo:rsid="0024578d" style:font-name-asian="Times New Roman1" style:font-weight-asian="normal" style:font-name-complex="Times New Roman1" style:font-weight-complex="normal"/>
    </style:style>
    <style:style style:name="T22" style:family="text">
      <style:text-properties fo:font-variant="normal" fo:text-transform="none" style:font-name="Times New Roman" fo:letter-spacing="normal" fo:font-style="normal"/>
    </style:style>
    <style:style style:name="T23" style:family="text">
      <style:text-properties fo:font-variant="normal" fo:text-transform="none" style:font-name="Times New Roman" fo:letter-spacing="normal" fo:font-style="normal" fo:font-weight="bold" officeooo:rsid="0013959f" style:font-weight-asian="bold" style:font-weight-complex="bold"/>
    </style:style>
    <style:style style:name="T24" style:family="text">
      <style:text-properties fo:font-variant="normal" fo:text-transform="none" style:font-name="Times New Roman" fo:letter-spacing="normal" fo:font-style="normal" fo:font-weight="bold" officeooo:rsid="0014c50a" style:font-weight-asian="bold" style:font-weight-complex="bold"/>
    </style:style>
    <style:style style:name="T25" style:family="text">
      <style:text-properties fo:font-variant="normal" fo:text-transform="none" style:font-name="Times New Roman" fo:letter-spacing="normal" fo:font-style="normal" fo:font-weight="normal" officeooo:rsid="0013959f" style:font-weight-asian="normal" style:font-weight-complex="normal"/>
    </style:style>
    <style:style style:name="T26" style:family="text">
      <style:text-properties fo:font-variant="normal" fo:text-transform="none" style:font-name="Times New Roman" fo:letter-spacing="normal" fo:font-style="normal" fo:font-weight="normal" style:font-weight-asian="bold" style:font-weight-complex="bold"/>
    </style:style>
    <style:style style:name="T27" style:family="text">
      <style:text-properties fo:font-variant="normal" fo:text-transform="none" style:font-name="Times New Roman" fo:letter-spacing="normal" fo:font-style="normal" officeooo:rsid="0013d564"/>
    </style:style>
    <style:style style:name="T28" style:family="text">
      <style:text-properties fo:font-variant="normal" fo:text-transform="none" style:font-name="Times New Roman" fo:letter-spacing="normal" fo:font-style="normal" fo:font-weight="bold" officeooo:rsid="0011e079" style:font-weight-asian="bold" style:font-weight-complex="bold"/>
    </style:style>
    <style:style style:name="T29" style:family="text">
      <style:text-properties fo:font-variant="normal" fo:text-transform="none" fo:color="#800000" style:font-name="Times New Roman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800000" style:font-name="Times New Roman" fo:letter-spacing="normal" fo:font-style="normal" fo:font-weight="bold" officeooo:rsid="0013959f" style:font-weight-asian="bold" style:font-weight-complex="bold"/>
    </style:style>
    <style:style style:name="T31" style:family="text">
      <style:text-properties fo:font-variant="normal" fo:text-transform="none" fo:color="#800000" style:font-name="Times New Roman" fo:letter-spacing="normal" fo:font-style="normal" fo:font-weight="bold" officeooo:rsid="0014c50a" style:font-weight-asian="bold" style:font-weight-complex="bold"/>
    </style:style>
    <style:style style:name="T32" style:family="text">
      <style:text-properties fo:font-variant="normal" fo:text-transform="none" fo:color="#808030" style:font-name="Times New Roman" fo:letter-spacing="normal" fo:font-style="normal" fo:font-weight="normal" officeooo:rsid="0013959f" style:font-weight-asian="normal" style:font-weight-complex="normal"/>
    </style:style>
    <style:style style:name="T33" style:family="text">
      <style:text-properties fo:font-variant="normal" fo:text-transform="none" fo:color="#808030" style:font-name="Times New Roman" fo:letter-spacing="normal" fo:font-style="normal" fo:font-weight="normal" style:font-weight-asian="bold" style:font-weight-complex="bold"/>
    </style:style>
    <style:style style:name="T34" style:family="text">
      <style:text-properties fo:font-variant="normal" fo:text-transform="none" fo:color="#800080" style:font-name="Times New Roman" fo:letter-spacing="normal" fo:font-style="normal" fo:font-weight="normal" officeooo:rsid="0013959f" style:font-weight-asian="normal" style:font-weight-complex="normal"/>
    </style:style>
    <style:style style:name="T35" style:family="text">
      <style:text-properties fo:font-variant="normal" fo:text-transform="none" fo:color="#800080" style:font-name="Times New Roman" fo:letter-spacing="normal" fo:font-style="normal" fo:font-weight="normal" style:font-weight-asian="bold" style:font-weight-complex="bold"/>
    </style:style>
    <style:style style:name="T36" style:family="text">
      <style:text-properties fo:font-variant="normal" fo:text-transform="none" fo:color="#400000" style:font-name="Times New Roman" fo:letter-spacing="normal" fo:font-style="normal" fo:font-weight="normal" style:font-weight-asian="bold" style:font-weight-complex="bold"/>
    </style:style>
    <style:style style:name="T37" style:family="text">
      <style:text-properties fo:font-variant="normal" fo:text-transform="none" fo:font-style="normal"/>
    </style:style>
    <style:style style:name="T38" style:family="text">
      <style:text-properties fo:font-variant="normal" fo:text-transform="none" fo:font-style="normal" officeooo:rsid="000f205f"/>
    </style:style>
    <style:style style:name="T39" style:family="text">
      <style:text-properties fo:font-variant="normal" fo:text-transform="none" fo:font-style="normal" officeooo:rsid="000fadfd"/>
    </style:style>
    <style:style style:name="T40" style:family="text">
      <style:text-properties fo:font-variant="normal" fo:text-transform="none" fo:font-style="normal" officeooo:rsid="0010dd8f"/>
    </style:style>
    <style:style style:name="T41" style:family="text">
      <style:text-properties fo:font-variant="normal" fo:text-transform="none" fo:letter-spacing="normal" fo:language="en" fo:country="US" fo:font-style="normal" fo:font-weight="normal" style:font-name-asian="Times New Roman1" style:font-weight-asian="normal" style:font-name-complex="Times New Roman1" style:font-weight-complex="normal"/>
    </style:style>
    <style:style style:name="T42" style:family="text">
      <style:text-properties fo:font-variant="normal" fo:text-transform="none" fo:letter-spacing="normal" fo:font-style="normal" officeooo:rsid="0011e079" style:font-style-asian="normal" style:font-style-complex="normal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26ea48"/>
    </style:style>
    <style:style style:name="T45" style:family="text">
      <style:text-properties fo:font-style="italic" fo:font-weight="bold" style:font-style-asian="italic" style:font-weight-asian="bold"/>
    </style:style>
    <style:style style:name="T46" style:family="text">
      <style:text-properties officeooo:rsid="000d5eb7"/>
    </style:style>
    <style:style style:name="T47" style:family="text">
      <style:text-properties officeooo:rsid="000f205f"/>
    </style:style>
    <style:style style:name="T48" style:family="text">
      <style:text-properties fo:color="#000000" style:font-name="Times New Roman" fo:font-weight="normal" officeooo:rsid="0025f5ce" style:font-weight-asian="normal" style:font-weight-complex="normal"/>
    </style:style>
    <style:style style:name="T49" style:family="text">
      <style:text-properties fo:color="#000000" style:font-name="Times New Roman" fo:font-weight="normal" officeooo:rsid="0026ea48" style:font-weight-asian="normal" style:font-weight-complex="normal"/>
    </style:style>
    <style:style style:name="T50" style:family="text">
      <style:text-properties fo:color="#000000" style:font-name="Times New Roman" fo:font-weight="normal" officeooo:rsid="0010dd8f" style:font-weight-asian="normal" style:font-weight-complex="normal"/>
    </style:style>
    <style:style style:name="T51" style:family="text">
      <style:text-properties fo:color="#000000" officeooo:rsid="0020846b"/>
    </style:style>
    <style:style style:name="T52" style:family="text">
      <style:text-properties fo:color="#7f0055" fo:font-weight="bold"/>
    </style:style>
    <style:style style:name="T53" style:family="text">
      <style:text-properties fo:color="#7f0055" fo:font-style="normal" fo:font-weight="bold"/>
    </style:style>
    <style:style style:name="T54" style:family="text">
      <style:text-properties fo:font-style="normal"/>
    </style:style>
    <style:style style:name="T55" style:family="text">
      <style:text-properties fo:font-style="normal" fo:font-weight="normal"/>
    </style:style>
    <style:style style:name="T56" style:family="text">
      <style:text-properties fo:font-style="normal" fo:font-weight="normal" officeooo:rsid="00163db5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11e079" style:font-style-asian="normal" style:font-style-complex="normal"/>
    </style:style>
    <style:style style:name="T59" style:family="text">
      <style:text-properties fo:font-style="normal" style:font-name-asian="Times New Roman1" style:font-style-asian="normal" style:font-name-complex="Times New Roman1" style:font-style-complex="normal"/>
    </style:style>
    <style:style style:name="T60" style:family="text">
      <style:text-properties style:font-name="Times New Roman" fo:font-weight="normal" officeooo:rsid="0025f5ce" style:font-weight-asian="normal" style:font-weight-complex="normal"/>
    </style:style>
    <style:style style:name="T61" style:family="text">
      <style:text-properties style:font-name="Times New Roman" fo:font-weight="normal" officeooo:rsid="0026ea48" style:font-weight-asian="normal" style:font-weight-complex="normal"/>
    </style:style>
    <style:style style:name="T62" style:family="text">
      <style:text-properties fo:font-weight="normal" officeooo:rsid="0014c50a" style:font-weight-asian="normal" style:font-weight-complex="normal"/>
    </style:style>
    <style:style style:name="T63" style:family="text">
      <style:text-properties officeooo:rsid="0023746a" style:font-name-asian="Times New Roman1" style:font-weight-asian="bold" style:font-name-complex="Times New Roman1" style:font-weight-complex="bold"/>
    </style:style>
    <style:style style:name="T64" style:family="text">
      <style:text-properties style:font-name-asian="Times New Roman1" style:font-name-complex="Times New Roman1"/>
    </style:style>
    <style:style style:name="T65" style:family="text">
      <style:text-properties fo:color="#2a00ff" fo:font-style="normal" fo:font-weight="normal"/>
    </style:style>
    <style:style style:name="T66" style:family="text">
      <style:text-properties officeooo:rsid="0013959f"/>
    </style:style>
    <style:style style:name="T67" style:family="text">
      <style:text-properties fo:color="#800000" fo:font-style="normal" fo:font-weight="bold"/>
    </style:style>
    <style:style style:name="T68" style:family="text">
      <style:text-properties fo:color="#800000" fo:font-style="normal" fo:font-weight="normal"/>
    </style:style>
    <style:style style:name="T69" style:family="text">
      <style:text-properties fo:color="#808030" fo:font-style="normal" fo:font-weight="normal"/>
    </style:style>
    <style:style style:name="T70" style:family="text">
      <style:text-properties fo:color="#800080" fo:font-style="normal" fo:font-weight="normal"/>
    </style:style>
    <style:style style:name="T71" style:family="text">
      <style:text-properties fo:color="#7d0045" fo:font-style="normal" fo:font-weight="normal"/>
    </style:style>
    <style:style style:name="T72" style:family="text">
      <style:text-properties fo:color="#008c00" fo:font-style="normal" fo:font-weight="normal"/>
    </style:style>
    <style:style style:name="T73" style:family="text">
      <style:text-properties style:font-weight-asian="normal" style:font-weight-complex="normal"/>
    </style:style>
    <style:style style:name="T74" style:family="text">
      <style:text-properties officeooo:rsid="0014c50a" style:font-weight-asian="normal" style:font-weight-complex="normal"/>
    </style:style>
    <style:style style:name="T75" style:family="text">
      <style:text-properties officeooo:rsid="0014c50a"/>
    </style:style>
    <style:style style:name="T76" style:family="text">
      <style:text-properties fo:color="#603000" fo:font-style="normal" fo:font-weight="normal"/>
    </style:style>
    <style:style style:name="T77" style:family="text">
      <style:text-properties fo:color="#007997" fo:font-style="normal" fo:font-weight="normal"/>
    </style:style>
    <style:style style:name="T78" style:family="text">
      <style:text-properties fo:color="#0f69ff" fo:font-style="normal" fo:font-weight="normal"/>
    </style:style>
    <style:style style:name="T79" style:family="text">
      <style:text-properties officeooo:rsid="0019f608"/>
    </style:style>
    <style:style style:name="T80" style:family="text">
      <style:text-properties officeooo:rsid="0020846b"/>
    </style:style>
    <style:style style:name="T81" style:family="text">
      <style:text-properties officeooo:rsid="0021f776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4800*" fo:start-indent="0cm" fo:end-indent="0cm"/>
          <style:column style:rel-width="4800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ИНОБРНАУКИ РОССИИ</text:p>
      <text:p text:style-name="P4">Санкт-Петербургский государственный</text:p>
      <text:p text:style-name="P4">электротехнический университет </text:p>
      <text:p text:style-name="P4">«ЛЭТИ» им. В.И. Ульянова (Ленина)</text:p>
      <text:p text:style-name="P13"><text:span text:style-name="T1">Кафедра </text:span><text:span text:style-name="T4">МОЭВМ</text:span></text:p>
      <text:p text:style-name="P4"/>
      <text:p text:style-name="P4"/>
      <text:p text:style-name="P13"/>
      <text:p text:style-name="P13"/>
      <text:p text:style-name="P13"/>
      <text:p text:style-name="P13"/>
      <text:p text:style-name="P13"/>
      <text:p text:style-name="P50"><text:span text:style-name="Название_20_книги"><text:span text:style-name="T8">Курсовая РАБОТА </text:span></text:span></text:p>
      <text:p text:style-name="P13"><text:span text:style-name="T1">по дисциплине «</text:span><text:span text:style-name="T4">Программирование</text:span><text:span text:style-name="T1">»</text:span></text:p>
      <text:p text:style-name="P1"><text:span text:style-name="Название_20_книги"><text:span text:style-name="T17">Тема: </text:span></text:span><text:span text:style-name="Название_20_книги"><text:span text:style-name="T18">Линейные списки</text:span></text:span></text:p>
      <text:p text:style-name="P1"><text:span text:style-name="Название_20_книги"><text:span text:style-name="T17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Студент гр. <text:span text:style-name="T46">730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5">Юсковец А. В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6"><text:span text:style-name="T46">Берленко Т. А.</text:span></text:p>
          </table:table-cell>
        </table:table-row>
      </table:table>
      <text:p text:style-name="P17"/>
      <text:p text:style-name="P17"/>
      <text:p text:style-name="P17">Санкт-Петербург</text:p>
      <text:p text:style-name="P17">20<text:span text:style-name="T46">17</text:span></text:p>
      <text:p text:style-name="P23">ЗАДАНИЕ</text:p>
      <text:p text:style-name="P13"><text:span text:style-name="T6">на курсовую работу</text:span>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12">Студент <text:span text:style-name="T47">Юсковец A. В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12">Группа <text:span text:style-name="T47">7303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12">Тема работы: <text:span text:style-name="T47">Линейные списки</text:span></text:p>
            <text:p text:style-name="P12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2">Исходные данные <text:span text:style-name="T47">(цель)</text:span>: </text:p>
            <text:p text:style-name="P10">Разделить список на две части (индекс центрального элемента округлить в большую сторону), поменять их местами и соединить в один список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2">Содержание пояснительной записки:</text:p>
            <text:p text:style-name="P19">1. Содержание</text:p>
            <text:p text:style-name="P19">2. Введение</text:p>
            <text:p text:style-name="P19">3. Функции для работы со структурой</text:p>
            <text:p text:style-name="P19">4. Реализация swap_halfs</text:p>
            <text:p text:style-name="P6"><text:span text:style-name="T51">5. Функция main(тестирование)</text:span></text:p>
            <text:p text:style-name="P19">6. Заключение</text:p>
            <text:p text:style-name="P19">7. Список <text:span text:style-name="T81">использованных источников</text:span>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12">Дата выдачи задания: <text:span text:style-name="T47">22</text:span>.<text:span text:style-name="T47">11</text:span>.20<text:span text:style-name="T47">17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2">Дата сдачи реферата: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12">Дата защиты реферата: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11">Студент</text:p>
          </table:table-cell>
          <table:table-cell table:style-name="Таблица2.B10" office:value-type="string">
            <text:p text:style-name="P20"/>
          </table:table-cell>
          <table:table-cell table:style-name="Таблица2.A10" office:value-type="string">
            <text:p text:style-name="P18">Юсковец А. В.</text:p>
          </table:table-cell>
        </table:table-row>
        <table:table-row table:style-name="Таблица2.10">
          <table:table-cell table:style-name="Таблица2.A10" office:value-type="string">
            <text:p text:style-name="P11">Преподаватель</text:p>
          </table:table-cell>
          <table:table-cell table:style-name="Таблица2.B11" office:value-type="string">
            <text:p text:style-name="P14"/>
          </table:table-cell>
          <table:table-cell table:style-name="Таблица2.A10" office:value-type="string">
            <text:p text:style-name="P18">Берленко Т. А.</text:p>
          </table:table-cell>
        </table:table-row>
      </table:table>
      <text:p text:style-name="P4"><text:soft-page-break/>Аннотация</text:p>
      <text:p text:style-name="P28"><text:span text:style-name="T47">Было описано несколько функций, ипользующихся в функции swap_halfs, реализующая требуемый в задании функционал. Также в точке входа написан код с закомментированными входными данными для тестирования swap_halfs.</text:span></text:p>
      <text:p text:style-name="P22"><text:span text:style-name="T7">Содержание</text:span></text:p>
      <text:table-of-content text:style-name="Sect2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5"><text:a xlink:type="simple" xlink:href="#__RefHeading___Toc2925_534146400" text:style-name="Index_20_Link" text:visited-style-name="Index_20_Link"><text:span text:style-name="T14">1. Функции для работы со структурой<text:tab/>6</text:span></text:a></text:p>
          <text:p text:style-name="P86"><text:a xlink:type="simple" xlink:href="#__RefHeading___Toc2507_534146400" text:style-name="Index_20_Link" text:visited-style-name="Index_20_Link"><text:span text:style-name="T14">1.1. Функция count<text:tab/>6</text:span></text:a></text:p>
          <text:p text:style-name="P86"><text:a xlink:type="simple" xlink:href="#__RefHeading___Toc3247_534146400" text:style-name="Index_20_Link" text:visited-style-name="Index_20_Link"><text:span text:style-name="T15">1.2. Функция createMusicalComposition</text:span></text:a><text:a xlink:type="simple" xlink:href="#__RefHeading___Toc3247_534146400" text:style-name="Index_20_Link" text:visited-style-name="Index_20_Link"><text:span text:style-name="T14"><text:tab/>6</text:span></text:a></text:p>
          <text:p text:style-name="P86"><text:a xlink:type="simple" xlink:href="#__RefHeading___Toc3249_534146400" text:style-name="Index_20_Link" text:visited-style-name="Index_20_Link"><text:span text:style-name="T15">1.3 Функция createMusicalCompositionList</text:span></text:a><text:a xlink:type="simple" xlink:href="#__RefHeading___Toc3249_534146400" text:style-name="Index_20_Link" text:visited-style-name="Index_20_Link"><text:span text:style-name="T14"><text:tab/>7</text:span></text:a></text:p>
          <text:p text:style-name="P86"><text:a xlink:type="simple" xlink:href="#__RefHeading___Toc3251_534146400" text:style-name="Index_20_Link" text:visited-style-name="Index_20_Link"><text:span text:style-name="T14">1.4 Функция print_names<text:tab/>8</text:span></text:a></text:p>
          <text:p text:style-name="P85"><text:a xlink:type="simple" xlink:href="#__RefHeading___Toc3569_534146400" text:style-name="Index_20_Link" text:visited-style-name="Index_20_Link"><text:span text:style-name="T14">2. Реализация swap_halfs<text:tab/>9</text:span></text:a></text:p>
          <text:p text:style-name="P86"><text:a xlink:type="simple" xlink:href="#__RefHeading___Toc3571_534146400" text:style-name="Index_20_Link" text:visited-style-name="Index_20_Link"><text:span text:style-name="T14">2.1. Код функции<text:tab/>9</text:span></text:a></text:p>
          <text:p text:style-name="P86"><text:a xlink:type="simple" xlink:href="#__RefHeading___Toc3573_534146400" text:style-name="Index_20_Link" text:visited-style-name="Index_20_Link"><text:span text:style-name="T14">2.2. Описание реализации<text:tab/>9</text:span></text:a></text:p>
          <text:p text:style-name="P85"><text:a xlink:type="simple" xlink:href="#__RefHeading___Toc3575_534146400" text:style-name="Index_20_Link" text:visited-style-name="Index_20_Link"><text:span text:style-name="T14">3. Функция main(тестирование)<text:tab/>11</text:span></text:a></text:p>
          <text:p text:style-name="P86"><text:a xlink:type="simple" xlink:href="#__RefHeading___Toc3577_534146400" text:style-name="Index_20_Link" text:visited-style-name="Index_20_Link"><text:span text:style-name="T14">3.1. Функция main<text:tab/>11</text:span></text:a></text:p>
          <text:p text:style-name="P86"><text:a xlink:type="simple" xlink:href="#__RefHeading___Toc3579_534146400" text:style-name="Index_20_Link" text:visited-style-name="Index_20_Link"><text:span text:style-name="T14">3.2. Пример работы функции<text:tab/>12</text:span></text:a></text:p>
        </text:index-body>
      </text:table-of-content>
      <text:p text:style-name="P2"><text:span text:style-name="T7"/></text:p>
      <text:p text:style-name="P13"><text:span text:style-name="T6"/></text:p>
      <text:p text:style-name="P23">введение</text:p>
      <text:p text:style-name="P24"/>
      <text:p text:style-name="P25"><text:span text:style-name="T47">Цель данной работы: написать функцию, разделяющую </text:span><text:span text:style-name="T37">список на две части (индекс центрального элемента округлить в большую сторону), </text:span><text:span text:style-name="T38">меняющую</text:span><text:span text:style-name="T37"> их местами и соеди</text:span><text:span text:style-name="T38">няющую</text:span><text:span text:style-name="T37"> в один список</text:span><text:span text:style-name="T38">. </text:span><text:span text:style-name="T39">Список содержит в себе </text:span><text:span text:style-name="T40">элементы соответствующие </text:span><text:span text:style-name="T39">структур</text:span><text:span text:style-name="T40">е,</text:span><text:span text:style-name="T39"> имеющ</text:span><text:span text:style-name="T40">ей</text:span><text:span text:style-name="T39"> два указателя: на предыдущий и на следующий элемент. </text:span></text:p>
      <text:p text:style-name="P60"><draw:line text:anchor-type="paragraph" draw:z-index="0" draw:name="Фигура2" draw:style-name="gr1" draw:text-style-name="P87" svg:x1="-4.442cm" svg:y1="-0.114cm" svg:x2="17.278cm" svg:y2="-0.114cm"><text:p/></draw:line><text:span text:style-name="T52">typedef</text:span> <text:span text:style-name="T52">struct</text:span> MusicalComposition {</text:p>
      <text:p text:style-name="P63"><text:s text:c="4"/><text:span text:style-name="T53">char</text:span><text:span text:style-name="T55">* name;</text:span></text:p>
      <text:p text:style-name="P63"><text:s text:c="4"/><text:span text:style-name="T53">char</text:span><text:span text:style-name="T55">* author;</text:span></text:p>
      <text:p text:style-name="P63"><text:s text:c="4"/><text:span text:style-name="T53">int</text:span><text:span text:style-name="T55"> year;</text:span></text:p>
      <text:p text:style-name="P63"><text:s text:c="4"/><text:span text:style-name="T53">struct</text:span><text:span text:style-name="T55"> MusicalComposition* prev;</text:span></text:p>
      <text:p text:style-name="P63"><text:s text:c="4"/><text:span text:style-name="T53">struct</text:span><text:span text:style-name="T55"> MusicalComposition* next;</text:span></text:p>
      <text:p text:style-name="P57"><text:span text:style-name="T41">} MusicalComposition;</text:span></text:p>
      <text:p text:style-name="P25"><draw:line text:anchor-type="paragraph" draw:z-index="1" draw:name="Фигура2" draw:style-name="gr1" draw:text-style-name="P87" svg:x1="-3.721cm" svg:y1="0.265cm" svg:x2="17.999cm" svg:y2="0.265cm"><text:p/></draw:line><text:span text:style-name="T39"/></text:p>
      <text:p text:style-name="P25"><text:span text:style-name="T39">В функции swap_halfs была применена функция count, которая будет описана позже.</text:span></text:p>
      <text:p text:style-name="P29"><text:span text:style-name="T16"/></text:p>
      <text:p text:style-name="P27"/>
      <text:h text:style-name="P47" text:outline-level="1"><text:bookmark-start text:name="__RefHeading___Toc2925_534146400"/>1. <text:span text:style-name="T80">ФУНКЦИИ ДЛЯ РАБОТЫ СО СТРУКТУРОЙ</text:span><text:bookmark-end text:name="__RefHeading___Toc2925_534146400"/></text:h>
      <text:p text:style-name="P7"><text:tab/>В этом разделе будут описаны некоторые функции, применяющиеся в требуемой и в ее тестировании.</text:p>
      <text:p text:style-name="P7"/>
      <text:h text:style-name="P48" text:outline-level="2"><text:bookmark-start text:name="__RefHeading___Toc2507_534146400"/>1.1. Функция count<text:bookmark-end text:name="__RefHeading___Toc2507_534146400"/></text:h>
      <text:p text:style-name="P26"><draw:line text:anchor-type="paragraph" draw:z-index="2" draw:name="Фигура2" draw:style-name="gr1" draw:text-style-name="P87" svg:x1="-3.798cm" svg:y1="0.378cm" svg:x2="17.922cm" svg:y2="0.378cm"><text:p/></draw:line><text:span text:style-name="T3"/></text:p>
      <text:p text:style-name="P60"><text:span text:style-name="T52">int</text:span> count(MusicalComposition* head) {</text:p>
      <text:p text:style-name="P63"><text:s text:c="4"/><text:span text:style-name="T53">if</text:span><text:span text:style-name="T55"> (head == </text:span><text:span text:style-name="T53">NULL</text:span><text:span text:style-name="T55">) { </text:span><text:span text:style-name="T53">return</text:span><text:span text:style-name="T55"> 0; }</text:span></text:p>
      <text:p text:style-name="P63"><text:s text:c="4"/></text:p>
      <text:p text:style-name="P63"><text:s text:c="4"/><text:span text:style-name="T55">MusicalComposition* cur = head; <text:s text:c="3"/></text:span></text:p>
      <text:p text:style-name="P63"><text:s text:c="4"/><text:span text:style-name="T53">int</text:span><text:span text:style-name="T55"> ret = 1;</text:span></text:p>
      <text:p text:style-name="P63"><text:s text:c="4"/><text:span text:style-name="T53">while</text:span><text:span text:style-name="T55"> (cur = cur-&gt;next) { ++ret; }</text:span></text:p>
      <text:p text:style-name="P69"/>
      <text:p text:style-name="P63"><text:s text:c="4"/><text:span text:style-name="T53">return</text:span><text:span text:style-name="T55"> ret;</text:span></text:p>
      <text:p text:style-name="P56">}</text:p>
      <text:p text:style-name="P26"><draw:line text:anchor-type="paragraph" draw:z-index="3" draw:name="Фигура2" draw:style-name="gr1" draw:text-style-name="P87" svg:x1="-4.442cm" svg:y1="0.316cm" svg:x2="17.278cm" svg:y2="0.316cm"><text:p/></draw:line><text:span text:style-name="T2"/></text:p>
      <text:p text:style-name="P41"><text:span text:style-name="T48">В случае, если список пустой </text:span><text:span text:style-name="T49">функция возвращает 0. </text:span><text:span text:style-name="T60">Указатель на композицию cur инициализируется head. </text:span><text:span text:style-name="T61">ret — значение, возвращаемое функцией. </text:span><text:span text:style-name="T50">Пока цикл не дойдет до конца списка ret будет увеличиваться на единицу. </text:span></text:p>
      <text:h text:style-name="P48" text:outline-level="2"><text:bookmark-start text:name="__RefHeading___Toc3247_534146400"/><text:span text:style-name="T57">1.2. </text:span><text:span text:style-name="T58">Функция <text:s/></text:span><text:span text:style-name="T42">createMusicalComposition</text:span><text:bookmark-end text:name="__RefHeading___Toc3247_534146400"/></text:h>
      <text:p text:style-name="P36"><draw:line text:anchor-type="paragraph" draw:z-index="4" draw:name="Фигура2" draw:style-name="gr1" draw:text-style-name="P87" svg:x1="-5.164cm" svg:y1="0.208cm" svg:x2="16.556cm" svg:y2="0.208cm"><text:p/></draw:line><text:span text:style-name="T28"/></text:p>
      <text:p text:style-name="P58">MusicalComposition* createMusicalComposition(<text:span text:style-name="T52">char</text:span>* name, </text:p>
      <text:p text:style-name="P58"><text:span text:style-name="T52"><text:tab/><text:tab/><text:tab/><text:tab/><text:tab/><text:tab/><text:tab/><text:tab/>char</text:span>* author,</text:p>
      <text:p text:style-name="P58"><text:span text:style-name="T52"><text:tab/><text:tab/><text:tab/><text:tab/><text:tab/><text:tab/><text:tab/><text:tab/>int</text:span> year) {</text:p>
      <text:p text:style-name="P61"><text:s text:c="4"/><text:span text:style-name="T55">MusicalComposition* ret = (MusicalComposition*)</text:span><text:span text:style-name="T53">malloc</text:span><text:span text:style-name="T55">(</text:span><text:span text:style-name="T53">sizeof</text:span><text:span text:style-name="T55">(MusicalComposition));</text:span></text:p>
      <text:p text:style-name="P67"/>
      <text:p text:style-name="P61"><text:s text:c="4"/><text:span text:style-name="T55">ret-&gt;name = name;</text:span></text:p>
      <text:p text:style-name="P61"><text:s text:c="4"/><text:span text:style-name="T55">ret-&gt;author = author;</text:span></text:p>
      <text:p text:style-name="P61"><text:s text:c="4"/><text:span text:style-name="T55">ret-&gt;year = year;</text:span></text:p>
      <text:p text:style-name="P61"><text:s text:c="4"/><text:span text:style-name="T55">ret-&gt;prev = </text:span><text:span text:style-name="T53">NULL</text:span><text:span text:style-name="T55">;</text:span></text:p>
      <text:p text:style-name="P61"><text:s text:c="4"/><text:span text:style-name="T55">ret-&gt;next = </text:span><text:span text:style-name="T53">NULL</text:span><text:span text:style-name="T55">;</text:span></text:p>
      <text:p text:style-name="P67"/>
      <text:p text:style-name="P61"><text:s text:c="4"/><text:span text:style-name="T53">return</text:span><text:span text:style-name="T55"> ret;</text:span></text:p>
      <text:p text:style-name="P52"><draw:line text:anchor-type="paragraph" draw:z-index="5" draw:name="Фигура2" draw:style-name="gr1" draw:text-style-name="P87" svg:x1="-5.164cm" svg:y1="1.108cm" svg:x2="16.556cm" svg:y2="1.108cm"><text:p/></draw:line><text:span text:style-name="T2">}</text:span></text:p>
      <text:p text:style-name="P73"><text:span text:style-name="T2"><text:tab/></text:span></text:p>
      <text:p text:style-name="P74"><text:soft-page-break/><text:span text:style-name="T2"><text:tab/></text:span><text:span text:style-name="T63">Динамически выделяется память по композицию и соответствующим полям присваиваются переданные значения. Указатели на prev и next зануляются.</text:span></text:p>
      <text:p text:style-name="P73"><text:span text:style-name="T63"/></text:p>
      <text:p text:style-name="P73"><text:span text:style-name="T63"/></text:p>
      <text:h text:style-name="P48" text:outline-level="2"><text:bookmark-start text:name="__RefHeading___Toc3249_534146400"/><text:span text:style-name="T59">1.3 Функция createMusicalCompositionList</text:span><text:bookmark-end text:name="__RefHeading___Toc3249_534146400"/></text:h>
      <text:p text:style-name="P5"><draw:line text:anchor-type="paragraph" draw:z-index="6" draw:name="Фигура2" draw:style-name="gr1" draw:text-style-name="P87" svg:x1="-5.885cm" svg:y1="0.275cm" svg:x2="15.835cm" svg:y2="0.275cm"><text:p/></draw:line><text:span text:style-name="T64"/></text:p>
      <text:p text:style-name="P58">MusicalComposition* createMusicalCompositionList(<text:span text:style-name="T52">char</text:span>** array_names, </text:p>
      <text:p text:style-name="P58"><text:span text:style-name="T52"><text:tab/><text:tab/><text:tab/><text:tab/><text:tab/><text:tab/><text:tab/><text:tab/> <text:s text:c="5"/>char</text:span>** array_authors,</text:p>
      <text:p text:style-name="P58"><text:tab/><text:tab/><text:tab/><text:tab/><text:tab/><text:tab/><text:tab/><text:tab/> <text:s text:c="5"/><text:span text:style-name="T52">int</text:span>* array_years, <text:span text:style-name="T52">int</text:span> n) {</text:p>
      <text:p text:style-name="P61"><text:s text:c="4"/><text:span text:style-name="T55">MusicalComposition* head = (MusicalComposition*)</text:span><text:span text:style-name="T53">malloc</text:span><text:span text:style-name="T55">(</text:span><text:span text:style-name="T53">sizeof</text:span><text:span text:style-name="T55">(MusicalComposition));</text:span></text:p>
      <text:p text:style-name="P61"><text:s text:c="4"/><text:span text:style-name="T55">head = createMusicalComposition(array_names[0], </text:span></text:p>
      <text:p text:style-name="P61"><text:span text:style-name="T55"><text:tab/><text:tab/><text:tab/><text:tab/><text:tab/><text:tab/>array_authors[0], </text:span></text:p>
      <text:p text:style-name="P61"><text:span text:style-name="T55"><text:tab/><text:tab/><text:tab/><text:tab/><text:tab/><text:tab/>array_years[0]);</text:span></text:p>
      <text:p text:style-name="P67"/>
      <text:p text:style-name="P61"><text:s text:c="4"/><text:span text:style-name="T55">MusicalComposition* prev = (MusicalComposition*)</text:span><text:span text:style-name="T53">malloc</text:span><text:span text:style-name="T55">(</text:span><text:span text:style-name="T53">sizeof</text:span><text:span text:style-name="T55">(MusicalComposition));</text:span></text:p>
      <text:p text:style-name="P61"><text:s text:c="4"/><text:span text:style-name="T55">prev = head;</text:span></text:p>
      <text:p text:style-name="P67"/>
      <text:p text:style-name="P61"><text:s text:c="4"/><text:span text:style-name="T55">MusicalComposition* cur = (MusicalComposition*)</text:span><text:span text:style-name="T53">malloc</text:span><text:span text:style-name="T55">(</text:span><text:span text:style-name="T53">sizeof</text:span><text:span text:style-name="T55">(MusicalComposition));</text:span></text:p>
      <text:p text:style-name="P61"><text:s text:c="4"/><text:span text:style-name="T53">for</text:span><text:span text:style-name="T55"> (</text:span><text:span text:style-name="T53">int</text:span><text:span text:style-name="T55"> i = 1; i != n; ++i) {</text:span></text:p>
      <text:p text:style-name="P61"><text:s text:c="8"/><text:span text:style-name="T55">cur = createMusicalComposition(array_names[i], </text:span></text:p>
      <text:p text:style-name="P61"><text:span text:style-name="T55"><text:tab/><text:tab/><text:tab/><text:tab/><text:tab/><text:tab/> array_authors[i],</text:span></text:p>
      <text:p text:style-name="P61"><text:span text:style-name="T55"><text:tab/><text:tab/><text:tab/><text:tab/><text:tab/><text:tab/> array_years[i]);</text:span></text:p>
      <text:p text:style-name="P61"><text:s text:c="8"/><text:span text:style-name="T55">cur-&gt;prev = prev;</text:span></text:p>
      <text:p text:style-name="P61"><text:s text:c="8"/><text:span text:style-name="T55">cur-&gt;prev-&gt;next = cur;</text:span></text:p>
      <text:p text:style-name="P61"><text:s text:c="8"/><text:span text:style-name="T55">cur-&gt;next = </text:span><text:span text:style-name="T53">NULL</text:span><text:span text:style-name="T55">;</text:span></text:p>
      <text:p text:style-name="P61"><text:s text:c="8"/><text:span text:style-name="T55">prev = cur;</text:span></text:p>
      <text:p text:style-name="P61"><text:s text:c="4"/><text:span text:style-name="T55">}</text:span></text:p>
      <text:p text:style-name="P67"/>
      <text:p text:style-name="P61"><text:s text:c="4"/><text:span text:style-name="T53">return</text:span><text:span text:style-name="T55"> head;</text:span></text:p>
      <text:p text:style-name="P53"><draw:line text:anchor-type="paragraph" draw:z-index="7" draw:name="Фигура2" draw:style-name="gr1" draw:text-style-name="P87" svg:x1="-3.798cm" svg:y1="0.815cm" svg:x2="17.922cm" svg:y2="0.815cm"><text:p/></draw:line>}</text:p>
      <text:p text:style-name="P53"><text:span text:style-name="T64"/></text:p>
      <text:p text:style-name="P45"><text:span text:style-name="T20">h</text:span><text:span text:style-name="T19">ead – голова списка. Соответствующая композиция инициализируется первыми элементами массивов.</text:span></text:p>
      <text:p text:style-name="P42">prev – указатель на предыдущий элемент списка, инициализируется head</text:p>
      <text:p text:style-name="P42">cur – текущий, создающийся на данной итерации, элемент списка</text:p>
      <text:p text:style-name="P42">В цикле cur присваивается указатель на соответствующую музыкальную композицию.</text:p>
      <text:p text:style-name="P45"><text:soft-page-break/><text:span text:style-name="T19">Далее указатель на предыдущий элемент списка становится prev, </text:span><text:span text:style-name="T21">указатель на следующий элемент prev становится cur, указатель на следующий за cur элемент зануляется. prev сдвигается на cur и цикл повторяется.</text:span></text:p>
      <text:p text:style-name="P43">Функция возвращает голову списка.<text:tab/></text:p>
      <text:p text:style-name="P43"/>
      <text:h text:style-name="P48" text:outline-level="2"><text:bookmark-start text:name="__RefHeading___Toc3251_534146400"/>1.4 Функция print_names<text:bookmark-end text:name="__RefHeading___Toc3251_534146400"/></text:h>
      <text:p text:style-name="P44"><draw:line text:anchor-type="paragraph" draw:z-index="8" draw:name="Фигура2" draw:style-name="gr1" draw:text-style-name="P87" svg:x1="-3.798cm" svg:y1="0.351cm" svg:x2="17.922cm" svg:y2="0.351cm"><text:p/></draw:line></text:p>
      <text:p text:style-name="P59"><text:span text:style-name="T52">void</text:span> print_names(MusicalComposition* head) {</text:p>
      <text:p text:style-name="P62"><text:s text:c="4"/><text:span text:style-name="T53">if</text:span><text:span text:style-name="T55"> (head == </text:span><text:span text:style-name="T53">NULL</text:span><text:span text:style-name="T55">) { </text:span><text:span text:style-name="T53">return</text:span><text:span text:style-name="T55"> ; }</text:span></text:p>
      <text:p text:style-name="P68"/>
      <text:p text:style-name="P62"><text:s text:c="4"/><text:span text:style-name="T55">MusicalComposition* cur = head;</text:span></text:p>
      <text:p text:style-name="P62"><text:s text:c="4"/><text:span text:style-name="T53">do</text:span><text:span text:style-name="T55"> {</text:span></text:p>
      <text:p text:style-name="P62"><text:s text:c="8"/><text:span text:style-name="T53">printf</text:span><text:span text:style-name="T55">(</text:span><text:span text:style-name="T65">"%s\n"</text:span><text:span text:style-name="T55">, cur-&gt;name);</text:span></text:p>
      <text:p text:style-name="P62"><text:s text:c="4"/><text:span text:style-name="T55">} </text:span><text:span text:style-name="T53">while</text:span><text:span text:style-name="T55"> (cur = cur-&gt;next);</text:span></text:p>
      <text:p text:style-name="P54"><draw:line text:anchor-type="paragraph" draw:z-index="9" draw:name="Фигура2" draw:style-name="gr1" draw:text-style-name="P87" svg:x1="-3.798cm" svg:y1="0.999cm" svg:x2="17.922cm" svg:y2="0.999cm"><text:p/></draw:line>}</text:p>
      <text:p text:style-name="P55"/>
      <text:p text:style-name="P83"><text:span text:style-name="T43">В случае, если список пустой </text:span><text:span text:style-name="T44">функция завешрается. Указатель на композицию cur инициализируется head.</text:span></text:p>
      <text:p text:style-name="P82"><text:span text:style-name="T43">Пока цикл не дойдет до конца списка, будет выводиться поле name каждого элемента.</text:span></text:p>
      <text:p text:style-name="P84"/>
      <text:h text:style-name="P46" text:outline-level="1"><text:bookmark-start text:name="__RefHeading___Toc3569_534146400"/>2<text:span text:style-name="T5">. </text:span><text:span text:style-name="T9">Реализация swap_halfs</text:span><text:bookmark-end text:name="__RefHeading___Toc3569_534146400"/></text:h>
      <text:p text:style-name="P8"><text:tab/>В этом разделе будет описана реализация функции, решающая постановленную задачу.</text:p>
      <text:p text:style-name="P8"/>
      <text:h text:style-name="P48" text:outline-level="2"><text:bookmark-start text:name="__RefHeading___Toc3571_534146400"/>2.1. <text:span text:style-name="T66">Код функции</text:span><text:bookmark-end text:name="__RefHeading___Toc3571_534146400"/></text:h>
      <text:p text:style-name="P71"><draw:line text:anchor-type="paragraph" draw:z-index="10" draw:name="Фигура2" draw:style-name="gr1" draw:text-style-name="P87" svg:x1="-5.241cm" svg:y1="0.293cm" svg:x2="16.479cm" svg:y2="0.293cm"><text:p/></draw:line><text:span text:style-name="T30"/></text:p>
      <text:p text:style-name="P71"><text:span text:style-name="T30">void</text:span><text:span text:style-name="T23"> </text:span><text:span text:style-name="T25">swap_halfs</text:span><text:span text:style-name="T32">(</text:span><text:span text:style-name="T25">MusicalComposition</text:span><text:span text:style-name="T32">**</text:span><text:span text:style-name="T25"> head</text:span><text:span text:style-name="T32">)</text:span><text:span text:style-name="T23"> </text:span><text:span text:style-name="T34">{</text:span></text:p>
      <text:p text:style-name="P64"><text:s text:c="4"/><text:span text:style-name="T67">if</text:span><text:span text:style-name="T55"> </text:span><text:span text:style-name="T69">(</text:span><text:span text:style-name="T55">head </text:span><text:span text:style-name="T69">==</text:span><text:span text:style-name="T55"> </text:span><text:span text:style-name="T71">NULL</text:span><text:span text:style-name="T55"> </text:span><text:span text:style-name="T69">||</text:span><text:span text:style-name="T55"> </text:span><text:span text:style-name="T69">*</text:span><text:span text:style-name="T55">head </text:span><text:span text:style-name="T69">==</text:span><text:span text:style-name="T55"> </text:span><text:span text:style-name="T71">NULL</text:span><text:span text:style-name="T69">)</text:span><text:span text:style-name="T55"> </text:span><text:span text:style-name="T70">{</text:span><text:span text:style-name="T55"> </text:span><text:span text:style-name="T67">return</text:span><text:span text:style-name="T70">;</text:span><text:span text:style-name="T55"> </text:span><text:span text:style-name="T70">}</text:span></text:p>
      <text:p text:style-name="P70"/>
      <text:p text:style-name="P64"><text:s text:c="4"/><text:span text:style-name="T67">int</text:span><text:span text:style-name="T55"> list_len </text:span><text:span text:style-name="T69">=</text:span><text:span text:style-name="T55"> count</text:span><text:span text:style-name="T69">(*</text:span><text:span text:style-name="T55">head</text:span><text:span text:style-name="T69">)</text:span><text:span text:style-name="T70">;</text:span></text:p>
      <text:p text:style-name="P64"><text:s text:c="4"/><text:span text:style-name="T67">int</text:span><text:span text:style-name="T55"> half_index </text:span><text:span text:style-name="T69">=</text:span><text:span text:style-name="T55"> list_len </text:span><text:span text:style-name="T69">/</text:span><text:span text:style-name="T55"> </text:span><text:span text:style-name="T72">2</text:span><text:span text:style-name="T70">;</text:span></text:p>
      <text:p text:style-name="P64"><text:s text:c="4"/><text:span text:style-name="T55">MusicalComposition</text:span><text:span text:style-name="T69">*</text:span><text:span text:style-name="T55"> cur </text:span><text:span text:style-name="T69">=</text:span><text:span text:style-name="T55"> </text:span><text:span text:style-name="T69">*</text:span><text:span text:style-name="T55">head</text:span><text:span text:style-name="T70">;</text:span></text:p>
      <text:p text:style-name="P64"><text:s text:c="4"/><text:span text:style-name="T55">MusicalComposition</text:span><text:span text:style-name="T69">*</text:span><text:span text:style-name="T55"> new_head </text:span><text:span text:style-name="T69">=</text:span><text:span text:style-name="T55"> </text:span><text:span text:style-name="T71">NULL</text:span><text:span text:style-name="T70">;</text:span></text:p>
      <text:p text:style-name="P70"/>
      <text:p text:style-name="P64"><text:s text:c="4"/><text:span text:style-name="T67">for</text:span><text:span text:style-name="T55"> </text:span><text:span text:style-name="T69">(</text:span><text:span text:style-name="T67">int</text:span><text:span text:style-name="T55"> i </text:span><text:span text:style-name="T69">=</text:span><text:span text:style-name="T55"> </text:span><text:span text:style-name="T72">0</text:span><text:span text:style-name="T70">;</text:span><text:span text:style-name="T55"> i </text:span><text:span text:style-name="T69">!=</text:span><text:span text:style-name="T55"> half_index</text:span><text:span text:style-name="T70">;</text:span><text:span text:style-name="T55"> </text:span><text:span text:style-name="T69">++</text:span><text:span text:style-name="T55">i</text:span><text:span text:style-name="T69">)</text:span><text:span text:style-name="T55"> </text:span><text:span text:style-name="T70">{</text:span><text:span text:style-name="T55"> cur </text:span><text:span text:style-name="T69">=</text:span><text:span text:style-name="T55"> cur</text:span><text:span text:style-name="T69">-&gt;</text:span><text:span text:style-name="T55">next</text:span><text:span text:style-name="T70">;</text:span><text:span text:style-name="T55"> </text:span><text:span text:style-name="T70">}</text:span></text:p>
      <text:p text:style-name="P64"><text:s text:c="4"/><text:span text:style-name="T55">cur</text:span><text:span text:style-name="T69">-&gt;</text:span><text:span text:style-name="T55">prev</text:span><text:span text:style-name="T69">-&gt;</text:span><text:span text:style-name="T55">next </text:span><text:span text:style-name="T69">=</text:span><text:span text:style-name="T55"> </text:span><text:span text:style-name="T71">NULL</text:span><text:span text:style-name="T70">;</text:span></text:p>
      <text:p text:style-name="P64"><text:s text:c="4"/><text:span text:style-name="T55">cur</text:span><text:span text:style-name="T69">-&gt;</text:span><text:span text:style-name="T55">prev </text:span><text:span text:style-name="T69">=</text:span><text:span text:style-name="T55"> </text:span><text:span text:style-name="T71">NULL</text:span><text:span text:style-name="T70">;</text:span></text:p>
      <text:p text:style-name="P64"><text:s text:c="4"/><text:span text:style-name="T55">new_head </text:span><text:span text:style-name="T69">=</text:span><text:span text:style-name="T55"> cur</text:span><text:span text:style-name="T70">;</text:span></text:p>
      <text:p text:style-name="P70"/>
      <text:p text:style-name="P64"><text:s text:c="4"/><text:span text:style-name="T67">for</text:span><text:span text:style-name="T55"> </text:span><text:span text:style-name="T69">(</text:span><text:span text:style-name="T67">int</text:span><text:span text:style-name="T55"> i </text:span><text:span text:style-name="T69">=</text:span><text:span text:style-name="T55"> half_index</text:span><text:span text:style-name="T70">;</text:span><text:span text:style-name="T55"> i </text:span><text:span text:style-name="T69">!=</text:span><text:span text:style-name="T55"> list_len </text:span><text:span text:style-name="T69">-</text:span><text:span text:style-name="T55"> </text:span><text:span text:style-name="T72">1</text:span><text:span text:style-name="T70">;</text:span><text:span text:style-name="T55"> </text:span><text:span text:style-name="T69">++</text:span><text:span text:style-name="T55">i</text:span><text:span text:style-name="T69">)</text:span><text:span text:style-name="T55"> </text:span><text:span text:style-name="T70">{</text:span><text:span text:style-name="T55"> cur </text:span><text:span text:style-name="T69">=</text:span><text:span text:style-name="T55"> cur</text:span><text:span text:style-name="T69">-&gt;</text:span><text:span text:style-name="T55">next</text:span><text:span text:style-name="T70">;</text:span><text:span text:style-name="T55"> </text:span><text:span text:style-name="T70">}</text:span></text:p>
      <text:p text:style-name="P64"><text:s text:c="4"/><text:span text:style-name="T55">cur</text:span><text:span text:style-name="T69">-&gt;</text:span><text:span text:style-name="T55">next </text:span><text:span text:style-name="T69">=</text:span><text:span text:style-name="T55"> </text:span><text:span text:style-name="T69">*</text:span><text:span text:style-name="T55">head</text:span><text:span text:style-name="T70">;</text:span></text:p>
      <text:p text:style-name="P64"><text:s text:c="4"/><text:span text:style-name="T69">(*</text:span><text:span text:style-name="T55">head</text:span><text:span text:style-name="T69">)-&gt;</text:span><text:span text:style-name="T55">prev </text:span><text:span text:style-name="T69">=</text:span><text:span text:style-name="T55"> cur</text:span><text:span text:style-name="T70">;</text:span></text:p>
      <text:p text:style-name="P70"/>
      <text:p text:style-name="P64"><text:s text:c="4"/><text:span text:style-name="T69">*</text:span><text:span text:style-name="T55">head </text:span><text:span text:style-name="T69">=</text:span><text:span text:style-name="T55"> new_head</text:span><text:span text:style-name="T70">;</text:span></text:p>
      <text:p text:style-name="P75"><draw:line text:anchor-type="paragraph" draw:z-index="11" draw:name="Фигура2" draw:style-name="gr1" draw:text-style-name="P87" svg:x1="-3.798cm" svg:y1="0.999cm" svg:x2="17.922cm" svg:y2="0.999cm"><text:p/></draw:line><text:span text:style-name="T22">}</text:span></text:p>
      <text:p text:style-name="P26"><text:span text:style-name="T2"/></text:p>
      <text:h text:style-name="P48" text:outline-level="2"><text:bookmark-start text:name="__RefHeading___Toc3573_534146400"/>2.2. <text:span text:style-name="T66">Описание реализации</text:span><text:bookmark-end text:name="__RefHeading___Toc3573_534146400"/></text:h>
      <text:p text:style-name="P37"><text:tab/>Функция принимает указатель на указатель на голову списка (для того, чтобы в дальнейшем изменить расположение головы). </text:p>
      <text:p text:style-name="P37"><text:tab/>В случае если был переда нулевой указатель или указатель ссылающийся на NULL функция завершает свою работу.</text:p>
      <text:p text:style-name="P37"><text:tab/>Иначе инициализируются переменные:</text:p>
      <text:p text:style-name="P37">- <text:s/><text:span text:style-name="T22">list_len — длина списка</text:span><text:span text:style-name="T27">;</text:span></text:p>
      <text:p text:style-name="P38"><text:span text:style-name="T22">- <text:s/>half_index — индекс срединного элемента;</text:span></text:p>
      <text:p text:style-name="P38"><text:span text:style-name="T22">- <text:s/></text:span><text:span text:style-name="T27">cur — текущий элемент</text:span><text:span text:style-name="T22"> </text:span><text:span text:style-name="T27">списка;</text:span></text:p>
      <text:p text:style-name="P39"><text:span text:style-name="T22">- <text:s/>new_head — элемент, который станет первым после перестановки половин.</text:span></text:p>
      <text:p text:style-name="P32"><text:soft-page-break/></text:p>
      <text:p text:style-name="P51"><text:span text:style-name="T54">В цикле программа доходит до середины списка и присваивает cur срединный элемент. Элемент перед текущим становится хвостом списка, посредством удаления (prev→next = NULL) у него поля next. А сur стоановится головой списка, посредством удаления у него поля prev (cur→prev = NULL). На данном этапе образовалось две, никак не связанных части списка.</text:span></text:p>
      <text:p text:style-name="P51"><text:span text:style-name="T54">Далее в коде связывается последний элемент правой части с первым элементом левой: в цикле for cur доходит до последнего элемента. Его полю next присваивается голова (то есть первый элемент левой части). </text:span></text:p>
      <text:p text:style-name="P51"><text:span text:style-name="T54">Последний шаг: идущий перед прошлой головой элемент становится последний элемент правой части, и указатель на голову сменяется новой головой (new_head), а именно первым элементом правой части изначального списка.</text:span></text:p>
      <text:h text:style-name="P46" text:outline-level="1"><text:bookmark-start text:name="__RefHeading___Toc3575_534146400"/><text:span text:style-name="T5">3. </text:span><text:span text:style-name="T10">Функция main(тестирование)</text:span><text:bookmark-end text:name="__RefHeading___Toc3575_534146400"/></text:h>
      <text:p text:style-name="P9"><text:tab/>В этом разделе будет описана функция main, в которой будет приведено тестирование написанной функции.</text:p>
      <text:p text:style-name="P9"/>
      <text:h text:style-name="P48" text:outline-level="2"><text:bookmark-start text:name="__RefHeading___Toc3577_534146400"/>3.1. <text:span text:style-name="T75">Функция main</text:span><text:bookmark-end text:name="__RefHeading___Toc3577_534146400"/></text:h>
      <text:p text:style-name="P71"><draw:line text:anchor-type="paragraph" draw:z-index="12" draw:name="Фигура2" draw:style-name="gr1" draw:text-style-name="P87" svg:x1="-4.52cm" svg:y1="0.186cm" svg:x2="17.2cm" svg:y2="0.186cm"><text:p/></draw:line><text:span text:style-name="T31"/></text:p>
      <text:p text:style-name="P72"><text:span text:style-name="T29">int</text:span><text:span text:style-name="T26"> </text:span><text:span text:style-name="T36">main</text:span><text:span text:style-name="T33">()</text:span><text:span text:style-name="T35">{</text:span></text:p>
      <text:p text:style-name="P65"><text:s text:c="4"/><text:span text:style-name="T67">int</text:span><text:span text:style-name="T55"> length</text:span><text:span text:style-name="T70">;</text:span></text:p>
      <text:p text:style-name="P64"><text:s text:c="4"/><text:span text:style-name="T76">scanf</text:span><text:span text:style-name="T69">(</text:span><text:span text:style-name="T68">"</text:span><text:span text:style-name="T77">%d</text:span><text:span text:style-name="T78">\n</text:span><text:span text:style-name="T68">"</text:span><text:span text:style-name="T69">,</text:span><text:span text:style-name="T55"> </text:span><text:span text:style-name="T69">&amp;</text:span><text:span text:style-name="T55">length</text:span><text:span text:style-name="T69">)</text:span><text:span text:style-name="T70">;</text:span><text:span text:style-name="T55"> <text:s/></text:span></text:p>
      <text:p text:style-name="P70"/>
      <text:p text:style-name="P64"><text:s text:c="4"/><text:span text:style-name="T67">char</text:span><text:span text:style-name="T69">**</text:span><text:span text:style-name="T55"> names </text:span><text:span text:style-name="T69">=</text:span><text:span text:style-name="T55"> </text:span><text:span text:style-name="T69">(</text:span><text:span text:style-name="T67">char</text:span><text:span text:style-name="T69">**)</text:span><text:span text:style-name="T76">malloc</text:span><text:span text:style-name="T69">(</text:span><text:span text:style-name="T67">sizeof</text:span><text:span text:style-name="T69">(</text:span><text:span text:style-name="T67">char</text:span><text:span text:style-name="T69">*)*</text:span><text:span text:style-name="T55">length</text:span><text:span text:style-name="T69">)</text:span><text:span text:style-name="T70">;</text:span></text:p>
      <text:p text:style-name="P64"><text:s text:c="4"/><text:span text:style-name="T67">char</text:span><text:span text:style-name="T69">**</text:span><text:span text:style-name="T55"> authors </text:span><text:span text:style-name="T69">=</text:span><text:span text:style-name="T55"> </text:span><text:span text:style-name="T69">(</text:span><text:span text:style-name="T67">char</text:span><text:span text:style-name="T69">**)</text:span><text:span text:style-name="T76">malloc</text:span><text:span text:style-name="T69">(</text:span><text:span text:style-name="T67">sizeof</text:span><text:span text:style-name="T69">(</text:span><text:span text:style-name="T67">char</text:span><text:span text:style-name="T69">*)*</text:span><text:span text:style-name="T55">length</text:span><text:span text:style-name="T69">)</text:span><text:span text:style-name="T70">;</text:span></text:p>
      <text:p text:style-name="P64"><text:s text:c="4"/><text:span text:style-name="T67">int</text:span><text:span text:style-name="T69">*</text:span><text:span text:style-name="T55"> years </text:span><text:span text:style-name="T69">=</text:span><text:span text:style-name="T55"> </text:span><text:span text:style-name="T69">(</text:span><text:span text:style-name="T67">int</text:span><text:span text:style-name="T69">*)</text:span><text:span text:style-name="T76">malloc</text:span><text:span text:style-name="T69">(</text:span><text:span text:style-name="T67">sizeof</text:span><text:span text:style-name="T69">(</text:span><text:span text:style-name="T67">int</text:span><text:span text:style-name="T69">)*</text:span><text:span text:style-name="T55">length</text:span><text:span text:style-name="T69">)</text:span><text:span text:style-name="T70">;</text:span></text:p>
      <text:p text:style-name="P70"/>
      <text:p text:style-name="P64"><text:s text:c="4"/><text:span text:style-name="T67">for</text:span><text:span text:style-name="T55"> </text:span><text:span text:style-name="T69">(</text:span><text:span text:style-name="T67">int</text:span><text:span text:style-name="T55"> i</text:span><text:span text:style-name="T69">=</text:span><text:span text:style-name="T72">0</text:span><text:span text:style-name="T70">;</text:span><text:span text:style-name="T55">i</text:span><text:span text:style-name="T69">&lt;</text:span><text:span text:style-name="T55">length</text:span><text:span text:style-name="T70">;</text:span><text:span text:style-name="T55">i</text:span><text:span text:style-name="T69">++)</text:span><text:span text:style-name="T55"> </text:span><text:span text:style-name="T70">{</text:span></text:p>
      <text:p text:style-name="P64"><text:s text:c="8"/><text:span text:style-name="T67">char</text:span><text:span text:style-name="T55"> name</text:span><text:span text:style-name="T69">[</text:span><text:span text:style-name="T72">80</text:span><text:span text:style-name="T69">]</text:span><text:span text:style-name="T70">;</text:span></text:p>
      <text:p text:style-name="P64"><text:s text:c="8"/><text:span text:style-name="T67">char</text:span><text:span text:style-name="T55"> author</text:span><text:span text:style-name="T69">[</text:span><text:span text:style-name="T72">80</text:span><text:span text:style-name="T69">]</text:span><text:span text:style-name="T70">;</text:span></text:p>
      <text:p text:style-name="P70"/>
      <text:p text:style-name="P64"><text:s text:c="8"/><text:span text:style-name="T76">fgets</text:span><text:span text:style-name="T69">(</text:span><text:span text:style-name="T55">name</text:span><text:span text:style-name="T69">,</text:span><text:span text:style-name="T55"> </text:span><text:span text:style-name="T72">80</text:span><text:span text:style-name="T69">,</text:span><text:span text:style-name="T55"> </text:span><text:span text:style-name="T76">stdin</text:span><text:span text:style-name="T69">)</text:span><text:span text:style-name="T70">;</text:span></text:p>
      <text:p text:style-name="P64"><text:s text:c="8"/><text:span text:style-name="T76">fgets</text:span><text:span text:style-name="T69">(</text:span><text:span text:style-name="T55">author</text:span><text:span text:style-name="T69">,</text:span><text:span text:style-name="T55"> </text:span><text:span text:style-name="T72">80</text:span><text:span text:style-name="T69">,</text:span><text:span text:style-name="T55"> </text:span><text:span text:style-name="T76">stdin</text:span><text:span text:style-name="T69">)</text:span><text:span text:style-name="T70">;</text:span></text:p>
      <text:p text:style-name="P64"><text:s text:c="8"/><text:span text:style-name="T76">fscanf</text:span><text:span text:style-name="T69">(</text:span><text:span text:style-name="T76">stdin</text:span><text:span text:style-name="T69">,</text:span><text:span text:style-name="T55"> </text:span><text:span text:style-name="T68">"</text:span><text:span text:style-name="T77">%d</text:span><text:span text:style-name="T78">\n</text:span><text:span text:style-name="T68">"</text:span><text:span text:style-name="T69">,</text:span><text:span text:style-name="T55"> </text:span><text:span text:style-name="T69">&amp;</text:span><text:span text:style-name="T55">years</text:span><text:span text:style-name="T69">[</text:span><text:span text:style-name="T55">i</text:span><text:span text:style-name="T69">])</text:span><text:span text:style-name="T70">;</text:span></text:p>
      <text:p text:style-name="P70"/>
      <text:p text:style-name="P64"><text:s text:c="8"/><text:span text:style-name="T69">(*</text:span><text:span text:style-name="T76">strstr</text:span><text:span text:style-name="T69">(</text:span><text:span text:style-name="T55">name</text:span><text:span text:style-name="T69">,</text:span><text:span text:style-name="T68">"</text:span><text:span text:style-name="T78">\n</text:span><text:span text:style-name="T68">"</text:span><text:span text:style-name="T69">))=</text:span><text:span text:style-name="T72">0</text:span><text:span text:style-name="T70">;</text:span></text:p>
      <text:p text:style-name="P64"><text:s text:c="8"/><text:span text:style-name="T69">(*</text:span><text:span text:style-name="T76">strstr</text:span><text:span text:style-name="T69">(</text:span><text:span text:style-name="T55">author</text:span><text:span text:style-name="T69">,</text:span><text:span text:style-name="T68">"</text:span><text:span text:style-name="T78">\n</text:span><text:span text:style-name="T68">"</text:span><text:span text:style-name="T69">))=</text:span><text:span text:style-name="T72">0</text:span><text:span text:style-name="T70">;</text:span></text:p>
      <text:p text:style-name="P70"/>
      <text:p text:style-name="P64"><text:s text:c="8"/><text:span text:style-name="T55">names</text:span><text:span text:style-name="T69">[</text:span><text:span text:style-name="T55">i</text:span><text:span text:style-name="T69">]</text:span><text:span text:style-name="T55"> </text:span><text:span text:style-name="T69">=</text:span><text:span text:style-name="T55"> </text:span><text:span text:style-name="T69">(</text:span><text:span text:style-name="T67">char</text:span><text:span text:style-name="T69">*)</text:span><text:span text:style-name="T76">malloc</text:span><text:span text:style-name="T69">(</text:span><text:span text:style-name="T67">sizeof</text:span><text:span text:style-name="T69">(</text:span><text:span text:style-name="T67">char</text:span><text:span text:style-name="T69">*)</text:span><text:span text:style-name="T55"> </text:span><text:span text:style-name="T69">*</text:span><text:span text:style-name="T55"> </text:span><text:span text:style-name="T69">(</text:span><text:span text:style-name="T76">strlen</text:span><text:span text:style-name="T69">(</text:span><text:span text:style-name="T55">name</text:span><text:span text:style-name="T69">)+</text:span><text:span text:style-name="T72">1</text:span><text:span text:style-name="T69">))</text:span><text:span text:style-name="T70">;</text:span></text:p>
      <text:p text:style-name="P64"><text:s text:c="8"/><text:span text:style-name="T55">authors</text:span><text:span text:style-name="T69">[</text:span><text:span text:style-name="T55">i</text:span><text:span text:style-name="T69">]</text:span><text:span text:style-name="T55"> </text:span><text:span text:style-name="T69">=</text:span><text:span text:style-name="T55"> </text:span><text:span text:style-name="T69">(</text:span><text:span text:style-name="T67">char</text:span><text:span text:style-name="T69">*)</text:span><text:span text:style-name="T76">malloc</text:span><text:span text:style-name="T69">(</text:span><text:span text:style-name="T67">sizeof</text:span><text:span text:style-name="T69">(</text:span><text:span text:style-name="T67">char</text:span><text:span text:style-name="T69">*)</text:span><text:span text:style-name="T55"> </text:span><text:span text:style-name="T69">*</text:span><text:span text:style-name="T55"> </text:span><text:span text:style-name="T69">(</text:span><text:span text:style-name="T76">strlen</text:span><text:span text:style-name="T69">(</text:span><text:span text:style-name="T55">author</text:span><text:span text:style-name="T69">)+</text:span><text:span text:style-name="T72">1</text:span><text:span text:style-name="T69">))</text:span><text:span text:style-name="T70">;</text:span></text:p>
      <text:p text:style-name="P70"/>
      <text:p text:style-name="P64"><text:s text:c="8"/><text:span text:style-name="T76">strcpy</text:span><text:span text:style-name="T69">(</text:span><text:span text:style-name="T55">names</text:span><text:span text:style-name="T69">[</text:span><text:span text:style-name="T55">i</text:span><text:span text:style-name="T69">],</text:span><text:span text:style-name="T55"> name</text:span><text:span text:style-name="T69">)</text:span><text:span text:style-name="T70">;</text:span></text:p>
      <text:p text:style-name="P64"><text:s text:c="8"/><text:span text:style-name="T76">strcpy</text:span><text:span text:style-name="T69">(</text:span><text:span text:style-name="T55">authors</text:span><text:span text:style-name="T69">[</text:span><text:span text:style-name="T55">i</text:span><text:span text:style-name="T69">],</text:span><text:span text:style-name="T55"> author</text:span><text:span text:style-name="T69">)</text:span><text:span text:style-name="T70">;</text:span></text:p>
      <text:p text:style-name="P64"><text:s text:c="4"/><text:span text:style-name="T70">}</text:span></text:p>
      <text:p text:style-name="P70"/>
      <text:p text:style-name="P65"><text:s text:c="4"/><text:span text:style-name="T55">MusicalComposition</text:span><text:span text:style-name="T69">*</text:span><text:span text:style-name="T55"> head </text:span><text:span text:style-name="T69">=</text:span><text:span text:style-name="T55"> createMusicalCompositionList</text:span><text:span text:style-name="T69">(</text:span><text:span text:style-name="T55">names</text:span><text:span text:style-name="T69">,</text:span><text:span text:style-name="T55"> </text:span></text:p>
      <text:p text:style-name="P65"><text:span text:style-name="T55"><text:tab/><text:tab/><text:tab/><text:tab/><text:tab/><text:tab/><text:tab/><text:tab/><text:tab/><text:tab/> <text:s/>authors</text:span><text:span text:style-name="T69">,</text:span></text:p>
      <text:p text:style-name="P65"><text:span text:style-name="T69"><text:tab/><text:tab/><text:tab/><text:tab/><text:tab/><text:tab/><text:tab/><text:tab/><text:tab/><text:tab/> </text:span><text:span text:style-name="T55"><text:s/>years</text:span><text:span text:style-name="T69">,</text:span><text:span text:style-name="T55"> length</text:span><text:span text:style-name="T69">)</text:span><text:span text:style-name="T70">;</text:span></text:p>
      <text:p text:style-name="P70"/>
      <text:p text:style-name="P64"><text:s text:c="4"/><text:span text:style-name="T55">print_names</text:span><text:span text:style-name="T69">(</text:span><text:span text:style-name="T55">head</text:span><text:span text:style-name="T69">)</text:span><text:span text:style-name="T70">;</text:span></text:p>
      <text:p text:style-name="P66"><text:span text:style-name="T70"><text:s text:c="4"/></text:span><text:span text:style-name="T56">printf("\n");</text:span></text:p>
      <text:p text:style-name="P64"><text:s text:c="4"/><text:span text:style-name="T55">swap_halfs</text:span><text:span text:style-name="T69">(&amp;</text:span><text:span text:style-name="T55">head</text:span><text:span text:style-name="T69">)</text:span><text:span text:style-name="T70">;</text:span></text:p>
      <text:p text:style-name="P64"><text:s text:c="4"/><text:span text:style-name="T55">print_names</text:span><text:span text:style-name="T69">(</text:span><text:span text:style-name="T55">head</text:span><text:span text:style-name="T69">)</text:span><text:span text:style-name="T70">;</text:span></text:p>
      <text:p text:style-name="P70"/>
      <text:p text:style-name="P64"><text:s text:c="4"/><text:span text:style-name="T67">return</text:span><text:span text:style-name="T55"> </text:span><text:span text:style-name="T72">0</text:span><text:span text:style-name="T70">;</text:span></text:p>
      <text:p text:style-name="P75"><text:span text:style-name="T22">}</text:span></text:p>
      <text:p text:style-name="P35"><text:soft-page-break/><text:tab/><text:span text:style-name="T62">В функции main происходи считывание тестировочных данных, их вывод на консоль, вызов функции swap_halfs и повторный вывод списка на консоль для убеждения в том, что функция корректно работает.</text:span></text:p>
      <text:h text:style-name="P48" text:outline-level="2"><text:bookmark-start text:name="__RefHeading___Toc3579_534146400"/>3.2. Пример работы функции<text:bookmark-end text:name="__RefHeading___Toc3579_534146400"/></text:h>
      <text:p text:style-name="P26"><text:span text:style-name="T24"/></text:p>
      <text:section text:style-name="Sect1" text:name="Раздел1">
        <text:p text:style-name="P33">Входные данные: </text:p>
        <text:p text:style-name="P81">6</text:p>
        <text:p text:style-name="P80">Fields of Gold</text:p>
        <text:p text:style-name="P76">Sting</text:p>
        <text:p text:style-name="P76">1993</text:p>
        <text:p text:style-name="P76">In the Army Now</text:p>
        <text:p text:style-name="P76">Status Quo</text:p>
        <text:p text:style-name="P76">1986</text:p>
        <text:p text:style-name="P76">Mixed Emotions</text:p>
        <text:p text:style-name="P76">The Rolling Stones</text:p>
        <text:p text:style-name="P76">1989</text:p>
        <text:p text:style-name="P76">Billie Jean</text:p>
        <text:p text:style-name="P76">Michael Jackson</text:p>
        <text:p text:style-name="P76">1983</text:p>
        <text:p text:style-name="P76">Wicked Game</text:p>
        <text:p text:style-name="P76">Chris Isaak</text:p>
        <text:p text:style-name="P77">1989</text:p>
        <text:p text:style-name="P77">Points of Authority</text:p>
        <text:p text:style-name="P76">Linkin Park</text:p>
        <text:p text:style-name="P76">2000.</text:p>
        <text:p text:style-name="P76"/>
        <text:p text:style-name="P76"><text:tab/><text:span text:style-name="T75">Выходные данные: </text:span></text:p>
        <text:p text:style-name="P78">Fields of Gold</text:p>
        <text:p text:style-name="P78">In the Army Now</text:p>
        <text:p text:style-name="P78">Mixed Emotions</text:p>
        <text:p text:style-name="P78">Billie Jean</text:p>
        <text:p text:style-name="P78">Wicked Game</text:p>
        <text:p text:style-name="P78">Points of Authority</text:p>
        <text:p text:style-name="P78"/>
        <text:p text:style-name="P78">Billie Jean</text:p>
        <text:p text:style-name="P78">Wicked Game</text:p>
        <text:p text:style-name="P78">Points of Authority</text:p>
        <text:p text:style-name="P78">Fields of Gold</text:p>
        <text:p text:style-name="P78">In the Army Now</text:p>
        <text:p text:style-name="P78">Mixed Emotions</text:p>
        <text:p text:style-name="P78"><text:span text:style-name="T74"/></text:p>
        <text:p text:style-name="P78"><text:span text:style-name="T74"/></text:p>
        <text:p text:style-name="P34">Входные данные: </text:p>
        <text:p text:style-name="P77"><text:span text:style-name="T79">5</text:span></text:p>
        <text:p text:style-name="P77">In the Army Now</text:p>
        <text:p text:style-name="P77">Status Quo</text:p>
        <text:p text:style-name="P77">1986</text:p>
        <text:p text:style-name="P77">Mixed Emotions</text:p>
        <text:p text:style-name="P77">The Rolling Stones</text:p>
        <text:p text:style-name="P77">1989</text:p>
        <text:p text:style-name="P77">Billie Jean</text:p>
        <text:p text:style-name="P77">Michael Jackson</text:p>
        <text:p text:style-name="P77">1983</text:p>
        <text:p text:style-name="P77">Wicked Game</text:p>
        <text:p text:style-name="P77">Chris Isaak</text:p>
        <text:p text:style-name="P77">1989</text:p>
        <text:p text:style-name="P77">Points of Authority</text:p>
        <text:p text:style-name="P77">Linkin Park</text:p>
        <text:p text:style-name="P77">2000.</text:p>
        <text:p text:style-name="P77"/>
        <text:p text:style-name="P77"><text:tab/></text:p>
        <text:p text:style-name="P77"/>
        <text:p text:style-name="P77"/>
        <text:p text:style-name="P77"><text:span text:style-name="T75"><text:tab/>Выходные данные: </text:span></text:p>
        <text:p text:style-name="P79">In the Army Now</text:p>
        <text:p text:style-name="P79">Mixed Emotions</text:p>
        <text:p text:style-name="P79">Billie Jean</text:p>
        <text:p text:style-name="P79">Wicked Game</text:p>
        <text:p text:style-name="P79">Points of Authority</text:p>
        <text:p text:style-name="P79"/>
        <text:p text:style-name="P79">Billie Jean</text:p>
        <text:p text:style-name="P79">Wicked Game</text:p>
        <text:p text:style-name="P79">Points of Authority</text:p>
        <text:p text:style-name="P79">In the Army Now</text:p>
        <text:p text:style-name="P79"><text:span text:style-name="T73">Mixed Emotions</text:span></text:p>
      </text:section>
      <text:p text:style-name="P33"><text:soft-page-break/></text:p>
      <text:p text:style-name="P21"><text:span text:style-name="T5">заключение</text:span></text:p>
      <text:p text:style-name="P24"/>
      <text:p text:style-name="P30">Была реализована функция, меняющая местами две половины списка, правильно работающая на предоставленных тестах. При компиляции и работе всей программы не возникает ошибок и предупреждений, связанных с логикой программы.</text:p>
      <text:p text:style-name="P27"/>
      <text:p text:style-name="P23">список использованных источников</text:p>
      <text:p text:style-name="P11"><text:span text:style-name="T45"/></text:p>
      <text:p text:style-name="P31">Б. Керниган, Д. Ритчи «Язык программирования С», третье издание. Издательство: «Невский Диалект», 2001г.</text:p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rial1" svg:font-family="Arial"/>
    <style:font-face style:name="monospace" svg:font-family="monospace, 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O-Normal" style:family="paragraph" style:default-outline-level="">
      <style:paragraph-properties fo:margin-left="0.018cm" fo:margin-right="0.042cm" fo:margin-top="0cm" fo:margin-bottom="0.252cm" loext:contextual-spacing="false" fo:line-height="117%" fo:text-align="start" style:justify-single-word="false" fo:orphans="2" fo:widows="2" fo:hyphenation-ladder-count="no-limit" fo:text-indent="-0.018cm" style:auto-text-indent="false" style:writing-mode="lr-tb"/>
      <style:text-properties fo:color="#000000" fo:font-size="14pt" fo:language="ru" fo:country="RU" style:letter-kerning="true" style:font-size-asian="14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3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34cm" style:type="right" style:leader-style="dotted" style:leader-text="."/>
        </style:tab-stops>
      </style:paragraph-properties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>
      <text:sort-key text:sort-ascending="true"/>
      <text:sort-key text:sort-ascending="true"/>
      <text:sort-key text:sort-ascending="true"/>
    </text:bibliography-configuration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26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402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.078cm" fo:margin-right="0.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line text:anchor-type="paragraph" draw:z-index="25" draw:name="Фигура2" draw:style-name="Mgr1" draw:text-style-name="MP2" svg:x1="-3.077cm" svg:y1="26.365cm" svg:x2="18.643cm" svg:y2="26.365cm"><text:p/></draw:line> <text:s text:c="4"/></text:p>
      </style:header>
      <style:header-first>
        <text:p text:style-name="Header"/>
      </style:header-first>
      <style:footer>
        <text:p text:style-name="Footer"><text:tab/><text:tab/><text:tab/><text:tab/><text:tab/><text:tab/><text:page-number text:select-page="current">14</text:page-number></text:p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7-12-16T21:44:24.363694308</dc:date>
    <meta:print-date>2015-07-17T12:06:00</meta:print-date>
    <meta:editing-cycles>17</meta:editing-cycles>
    <meta:editing-duration>PT51M16S</meta:editing-duration>
    <meta:generator>LibreOffice/5.1.6.2$Linux_X86_64 LibreOffice_project/10m0$Build-2</meta:generator>
    <meta:document-statistic meta:table-count="2" meta:image-count="0" meta:object-count="0" meta:page-count="14" meta:paragraph-count="254" meta:word-count="1143" meta:character-count="8906" meta:non-whitespace-character-count="7499"/>
  </office:meta>
</office:document-meta>
</file>